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87d0a" officeooo:paragraph-rsid="001a7bfb"/>
    </style:style>
    <style:style style:name="P2" style:family="paragraph" style:parent-style-name="Text_20_body">
      <style:text-properties officeooo:paragraph-rsid="00187d0a"/>
    </style:style>
    <style:style style:name="P3" style:family="paragraph" style:parent-style-name="Text_20_body">
      <style:text-properties officeooo:rsid="001a7bfb" officeooo:paragraph-rsid="001a7bfb"/>
    </style:style>
    <style:style style:name="P4" style:family="paragraph" style:parent-style-name="Text_20_body">
      <style:text-properties officeooo:rsid="001ac9dd" officeooo:paragraph-rsid="001ac9dd"/>
    </style:style>
    <style:style style:name="P5" style:family="paragraph" style:parent-style-name="Text_20_body">
      <style:text-properties officeooo:rsid="001b7a7e" officeooo:paragraph-rsid="001b7a7e"/>
    </style:style>
    <style:style style:name="P6" style:family="paragraph" style:parent-style-name="Text_20_body">
      <style:text-properties officeooo:rsid="001bccf8" officeooo:paragraph-rsid="001cd1b2"/>
    </style:style>
    <style:style style:name="P7" style:family="paragraph" style:parent-style-name="Text_20_body">
      <style:text-properties style:font-name="Andale Mono" officeooo:rsid="001df7c5" officeooo:paragraph-rsid="001df7c5"/>
    </style:style>
    <style:style style:name="P8" style:family="paragraph" style:parent-style-name="Text_20_body">
      <style:text-properties officeooo:paragraph-rsid="001f3c1d"/>
    </style:style>
    <style:style style:name="P9" style:family="paragraph" style:parent-style-name="Text_20_body">
      <style:text-properties officeooo:rsid="001fe0d2" officeooo:paragraph-rsid="001fe0d2"/>
    </style:style>
    <style:style style:name="P10" style:family="paragraph" style:parent-style-name="Text_20_body">
      <style:text-properties officeooo:rsid="001ffaf7" officeooo:paragraph-rsid="001ffaf7"/>
    </style:style>
    <style:style style:name="P11" style:family="paragraph" style:parent-style-name="Text_20_body">
      <style:text-properties officeooo:paragraph-rsid="0020b892"/>
    </style:style>
    <style:style style:name="P12" style:family="paragraph" style:parent-style-name="Text_20_body">
      <style:text-properties officeooo:rsid="00223449" officeooo:paragraph-rsid="00223449"/>
    </style:style>
    <style:style style:name="P13" style:family="paragraph" style:parent-style-name="Text_20_body">
      <style:text-properties officeooo:rsid="002a4d31" officeooo:paragraph-rsid="002a4d31"/>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Standard">
      <style:text-properties officeooo:rsid="00235f05" officeooo:paragraph-rsid="00235f05"/>
    </style:style>
    <style:style style:name="P18" style:family="paragraph" style:parent-style-name="Standard">
      <style:text-properties officeooo:paragraph-rsid="00259272"/>
    </style:style>
    <style:style style:name="P19" style:family="paragraph" style:parent-style-name="Text_20_body" style:list-style-name="">
      <style:text-properties officeooo:rsid="002c76f6" officeooo:paragraph-rsid="002c76f6"/>
    </style:style>
    <style:style style:name="P20" style:family="paragraph" style:parent-style-name="Heading_20_1" style:list-style-name=""/>
    <style:style style:name="P21" style:family="paragraph" style:parent-style-name="Heading_20_1" style:list-style-name="">
      <style:text-properties officeooo:rsid="002c76f6" officeooo:paragraph-rsid="002c76f6"/>
    </style:style>
    <style:style style:name="P22" style:family="paragraph" style:parent-style-name="Heading_20_1">
      <style:paragraph-properties fo:break-before="page"/>
    </style:style>
    <style:style style:name="P23" style:family="paragraph" style:parent-style-name="Heading_20_3">
      <style:text-properties officeooo:paragraph-rsid="001cd1b2"/>
    </style:style>
    <style:style style:name="P24" style:family="paragraph" style:parent-style-name="Heading_20_3">
      <style:text-properties officeooo:paragraph-rsid="001ac9dd"/>
    </style:style>
    <style:style style:name="P25" style:family="paragraph" style:parent-style-name="Standard" style:list-style-name="L1">
      <style:text-properties officeooo:rsid="001ffaf7" officeooo:paragraph-rsid="001ffaf7"/>
    </style:style>
    <style:style style:name="P26" style:family="paragraph" style:parent-style-name="Standard" style:list-style-name="L2"/>
    <style:style style:name="P27" style:family="paragraph" style:parent-style-name="Standard" style:list-style-name="L2">
      <style:text-properties officeooo:paragraph-rsid="00235f05"/>
    </style:style>
    <style:style style:name="P28" style:family="paragraph" style:parent-style-name="Standard" style:list-style-name="L2">
      <style:text-properties fo:font-weight="bold" officeooo:rsid="00223449" officeooo:paragraph-rsid="00235f05" style:font-weight-asian="bold" style:font-weight-complex="bold"/>
    </style:style>
    <style:style style:name="P29" style:family="paragraph" style:parent-style-name="Standard" style:list-style-name="L2">
      <style:text-properties officeooo:rsid="00223449" officeooo:paragraph-rsid="00235f05"/>
    </style:style>
    <style:style style:name="P30" style:family="paragraph" style:parent-style-name="Standard" style:list-style-name="L2">
      <style:text-properties officeooo:rsid="002424ae" officeooo:paragraph-rsid="002424ae"/>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officeooo:rsid="001a7bfb"/>
    </style:style>
    <style:style style:name="T6" style:family="text">
      <style:text-properties officeooo:rsid="001ac9dd"/>
    </style:style>
    <style:style style:name="T7" style:family="text">
      <style:text-properties officeooo:rsid="001cd1b2"/>
    </style:style>
    <style:style style:name="T8" style:family="text">
      <style:text-properties fo:font-style="italic" officeooo:rsid="001cd1b2" style:font-style-asian="italic" style:font-style-complex="italic"/>
    </style:style>
    <style:style style:name="T9" style:family="text">
      <style:text-properties officeooo:rsid="001df7c5"/>
    </style:style>
    <style:style style:name="T10" style:family="text">
      <style:text-properties officeooo:rsid="001f3c1d"/>
    </style:style>
    <style:style style:name="T11" style:family="text">
      <style:text-properties style:font-name="Andale Mono" officeooo:rsid="001f3c1d"/>
    </style:style>
    <style:style style:name="T12" style:family="text">
      <style:text-properties officeooo:rsid="0020b892"/>
    </style:style>
    <style:style style:name="T13" style:family="text">
      <style:text-properties officeooo:rsid="00235f05"/>
    </style:style>
    <style:style style:name="T14" style:family="text">
      <style:text-properties officeooo:rsid="00259272"/>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3">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503_3059173884" text:style-name="Index_20_Link" text:visited-style-name="Index_20_Link">Right Now<text:tab/>2</text:a></text:p>
          <text:p text:style-name="P15"><text:a xlink:type="simple" xlink:href="#__RefHeading___Toc505_3059173884" text:style-name="Index_20_Link" text:visited-style-name="Index_20_Link">June 8<text:tab/>2</text:a></text:p>
          <text:p text:style-name="P16"><text:a xlink:type="simple" xlink:href="#__RefHeading___Toc507_3059173884" text:style-name="Index_20_Link" text:visited-style-name="Index_20_Link">Underserved, What Does it Mean?<text:tab/>2</text:a></text:p>
          <text:p text:style-name="P14"><text:a xlink:type="simple" xlink:href="#__RefHeading___Toc509_3059173884" text:style-name="Index_20_Link" text:visited-style-name="Index_20_Link">500 Cities Data Files<text:tab/>3</text:a></text:p>
          <text:p text:style-name="P15"><text:a xlink:type="simple" xlink:href="#__RefHeading___Toc511_3059173884" text:style-name="Index_20_Link" text:visited-style-name="Index_20_Link">Measures<text:tab/>3</text:a></text:p>
          <text:p text:style-name="P16"><text:a xlink:type="simple" xlink:href="#__RefHeading___Toc513_3059173884" text:style-name="Index_20_Link" text:visited-style-name="Index_20_Link">Unhealthy Behaviors<text:tab/>3</text:a></text:p>
          <text:p text:style-name="P16"><text:a xlink:type="simple" xlink:href="#__RefHeading___Toc515_3059173884" text:style-name="Index_20_Link" text:visited-style-name="Index_20_Link">Health Outcomes<text:tab/>3</text:a></text:p>
          <text:p text:style-name="P16"><text:a xlink:type="simple" xlink:href="#__RefHeading___Toc517_3059173884" text:style-name="Index_20_Link" text:visited-style-name="Index_20_Link">Prevention<text:tab/>3</text:a></text:p>
          <text:p text:style-name="P15"><text:a xlink:type="simple" xlink:href="#__RefHeading___Toc519_3059173884" text:style-name="Index_20_Link" text:visited-style-name="Index_20_Link">Measure Definitions<text:tab/>4</text:a></text:p>
          <text:p text:style-name="P16"><text:a xlink:type="simple" xlink:href="#__RefHeading___Toc521_3059173884" text:style-name="Index_20_Link" text:visited-style-name="Index_20_Link">Measure Definitions Sample: Health Outcomes for Arthritis<text:tab/>4</text:a></text:p>
        </text:index-body>
      </text:table-of-content>
      <text:p text:style-name="P3"/>
      <text:h text:style-name="P20" text:outline-level="1"/>
      <text:h text:style-name="P22"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4">I’m in the analysis phase. Starting to look at the health-related data and making notes so that I understand what I’m looking at.</text:p>
      <text:p text:style-name="P5">500 Cities dataset measures 27 different health-related data points, by Census Data Tract. I’m using this to give an overview of the city’s health on a Tract-by-Tract basis. These Census Tracts will form the basis of my examination within the city.</text:p>
      <text:p text:style-name="P6">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23" text:outline-level="3"><text:bookmark-start text:name="__RefHeading___Toc507_3059173884"/>Underserved, What Does it Mean?<text:bookmark-end text:name="__RefHeading___Toc507_3059173884"/></text:h>
      <text:p text:style-name="Text_20_body"><text:span text:style-name="T7">In the context of this project, </text:span><text:span text:style-name="T8">Underserved</text:span><text:span text:style-name="T7"> refers to areas with fewer health-care facilities and/or higher than average rates of chronic health issues. </text:span><text:s/><text:span text:style-name="T9">I’m using Census Tracts to subdivide the city as that’s a more accurate way to do it [see reference].</text:span></text:p>
      <text:p text:style-name="P7">Underserved == <text:line-break/><text:tab/>fewer(AVG(healthcare facilities)) &amp;&amp; || <text:line-break/><text:tab/>higher(AVG(health issues))</text:p>
      <text:h text:style-name="Heading_20_2" text:outline-level="2">June 9</text:h>
      <text:p text:style-name="P10">Have made a good bit of progress today: </text:p>
      <text:list xml:id="list1344014693" text:style-name="L1">
        <text:list-item>
          <text:p text:style-name="P25">Updated README</text:p>
        </text:list-item>
        <text:list-item>
          <text:p text:style-name="P25">Joined provider addresses with geocodes and plotted on map</text:p>
        </text:list-item>
        <text:list-item>
          <text:p text:style-name="P25">Created two-layer (dual-axis) map with 500 cities and geocoded addresses</text:p>
        </text:list-item>
      </text:list>
      <text:p text:style-name="P10"/>
      <text:p text:style-name="P10">I had been thinking next step should be to spatial join city boundaries with 500 cities but now not sure. I think it might be better to convert the 500 cities data (sorted by Census Tract) into spatial data, then make a dual-axis map. </text:p>
      <text:p text:style-name="P10">Another option is to look into adding both maps to layers on a dashboard. That may give me the most control over what shows up.</text:p>
      <text:p text:style-name="P11"><text:span text:style-name="T12">Dashboard layers work great except that alignment is difficult and no way to sync zoom between layers. </text:span><text:a xlink:type="simple" xlink:href="https://www.tableau.com/about/blog/2018/11/express-your-data-artistry-transparent-worksheets-tableau-98807" text:style-name="Internet_20_link" text:visited-style-name="Visited_20_Internet_20_Link">https://www.tableau.com/about/blog/2018/11/express-your-data-artistry-transparent-worksheets-tableau-98807</text:a></text:p>
      <text:h text:style-name="Heading_20_2" text:outline-level="2"><text:soft-page-break/>June 10</text:h>
      <text:p text:style-name="P12">Made no progress last night trying to join the Census Tract Map with the Existing Locations Map. From the documentation, it seems that a spatial join is the way to go, yet the results never include what I’m looking for. I want a spatial file containing the polygons for Census Tracts and the points for Existing Locations. What I get is a file that contains either polygons or points, but not both.</text:p>
      <text:p text:style-name="P12">Here are suggestions from UrLeaka:</text:p>
      <text:h text:style-name="Heading_20_3" text:outline-level="3">Questions.. (things to try one at a time)</text:h>
      <text:list xml:id="list1337398009" text:style-name="L2">
        <text:list-item>
          <text:p text:style-name="P26">consider rerunning cells to create all_providers_geo again before you run "results"</text:p>
        </text:list-item>
        <text:list-item>
          <text:p text:style-name="P26">check out dtypes for each column in both dfs (i.e. all_providers_geo.dtypes)</text:p>
        </text:list-item>
        <text:list-item>
          <text:p text:style-name="P26">what about a spatial index? <text:s/>create one for left df… <text:a xlink:type="simple" xlink:href="https://geopandas.org/mergingdata.html" text:style-name="Internet_20_link" text:visited-style-name="Visited_20_Internet_20_Link">https://geopandas.org/mergingdata.html</text:a> <text:s/>(see end)</text:p>
        </text:list-item>
        <text:list-item>
          <text:p text:style-name="P26">consider using op = intersects (want any possible way geometries can interact)</text:p>
        </text:list-item>
        <text:list-item>
          <text:p text:style-name="P26">what happens if you switch left and right dfs? (if the above steps don't work, try this)</text:p>
        </text:list-item>
        <text:list-item>
          <text:p text:style-name="P27">check out these two, <text:span text:style-name="T13">i</text:span>t looks like after sjoins are performed, only one geometry results depending on your index I imagine.</text:p>
          <text:list>
            <text:list-item>
              <text:p text:style-name="P28">Spatial joins in GeoPandas</text:p>
              <text:list>
                <text:list-item>
                  <text:p text:style-name="P29">You can join two GeoPandas GeoDataFrames through conventional means with merge, but you can also use sjoin to capitalize on the spatial…</text:p>
                </text:list-item>
                <text:list-item>
                  <text:p text:style-name="P27"><text:a xlink:type="simple" xlink:href="https://medium.com/@bobhaffner/spatial-joins-in-geopandas-c5e916a763f3" text:style-name="Internet_20_link" text:visited-style-name="Visited_20_Internet_20_Link">https://medium.com/@bobhaffner/spatial-joins-in-geopandas-c5e916a763f3</text:a></text:p>
                </text:list-item>
                <text:list-item>
                  <text:p text:style-name="P30">This didn’t work for me</text:p>
                </text:list-item>
              </text:list>
            </text:list-item>
            <text:list-item>
              <text:p text:style-name="P28">How to easily join data by location in Python — Spatial join</text:p>
              <text:list>
                <text:list-item>
                  <text:p text:style-name="P29">How to do spatial join easily in Python and Why it is a powerful tool often ignored in data science.</text:p>
                </text:list-item>
                <text:list-item>
                  <text:p text:style-name="P27"><text:a xlink:type="simple" xlink:href="https://towardsdatascience.com/how-to-easily-join-data-by-location-in-python-spatial-join-197490ff3544" text:style-name="Internet_20_link" text:visited-style-name="Visited_20_Internet_20_Link">https://towardsdatascience.com/how-to-easily-join-data-by-location-in-python-spatial-join-197490ff3544</text:a></text:p>
                </text:list-item>
              </text:list>
            </text:list-item>
          </text:list>
        </text:list-item>
      </text:list>
      <text:p text:style-name="P17"/>
      <text:p text:style-name="P18"><text:span text:style-name="T14">Still having issues with this. Have posted a question to Tableau Support: </text:span><text:a xlink:type="simple" xlink:href="https://community.tableau.com/message/1095725#1095725" text:style-name="Internet_20_link" text:visited-style-name="Visited_20_Internet_20_Link">https://community.tableau.com/message/1095725#1095725</text:a></text:p>
      <text:p text:style-name="P18"/>
      <text:h text:style-name="Heading_20_2" text:outline-level="2">June 13</text:h>
      <text:p text:style-name="P13">I am making progress again: filling in the blanks in my presentation.</text:p>
      <text:h text:style-name="P21" text:outline-level="1">June 21</text:h>
      <text:p text:style-name="P19">Good job with prototype presentations. Got some good feedback. Updating presentation and will do more practice presentations before recording presentation video and live Demo Day.</text:p>
      <text:h text:style-name="P22" text:outline-level="1">Geocoding Addresses</text:h>
      <text:p text:style-name="P8"><text:span text:style-name="T10">The addresses file will go through the geocoder and return the following format: </text:span><text:span text:style-name="T11">"","xxx","" </text:span><text:span text:style-name="T10">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1852082482" text:style-name="L3">
        <text:list-item>
          <text:p text:style-name="P31">address</text:p>
        </text:list-item>
        <text:list-item>
          <text:p text:style-name="P31">city</text:p>
        </text:list-item>
        <text:list-item>
          <text:p text:style-name="P31">state</text:p>
        </text:list-item>
        <text:list-item>
          <text:p text:style-name="P31">zip</text:p>
        </text:list-item>
        <text:list-item>
          <text:p text:style-name="P31">longitude</text:p>
        </text:list-item>
        <text:list-item>
          <text:p text:style-name="P31">latitude</text:p>
        </text:list-item>
      </text:list>
      <text:p text:style-name="P4"/>
      <text:p text:style-name="P9">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Heading_20_2" text:outline-level="2">Census Data</text:h>
      <text:p text:style-name="Text_20_body">Census Data API key is <text:span text:style-name="Emphasis">473a56bb2668bdd5c0b74c326e42ee42c4f94767</text:span></text:p>
      <text:h text:style-name="Heading_20_1" text:outline-level="1"><text:span text:style-name="Emphasis"><text:span text:style-name="T15"/></text:span></text:h>
      <text:h text:style-name="Heading_20_1" text:outline-level="1"><text:bookmark-start text:name="__RefHeading___Toc509_3059173884"/>500 Cities <text:span text:style-name="T5">Data Files</text:span><text:bookmark-end text:name="__RefHeading___Toc509_3059173884"/></text:h>
      <text:p text:style-name="P2">Need to understand what this data is saying. Here <text:span text:style-name="T6">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3">The 27 measures include 5 unhealthy behaviors, 13 health outcomes, and 9 prevention practices.</text:p>
      <text:p text:style-name="P3">The measures include major risk behaviors that lead to illness, suffering, and early death related to chronic diseases and conditions, as well as the conditions and diseases that are the most common, costly, and preventable of all health problems.</text:p>
      <text:p text:style-name="P3">Each measure will have a comprehensive definition that includes the background, significance, limitations of the indicator, data source, and limitations of the data resources.</text:p>
      <text:p text:style-name="P3"><text:soft-page-break/>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2619097539" text:style-name="L4">
        <text:list-item>
          <text:p text:style-name="P32">Binge drinking among adults aged ≥18 years</text:p>
        </text:list-item>
        <text:list-item>
          <text:p text:style-name="P32">Current smoking among adults aged ≥18 years</text:p>
        </text:list-item>
        <text:list-item>
          <text:p text:style-name="P32">No leisure-time physical activity among adults aged ≥18 years</text:p>
        </text:list-item>
        <text:list-item>
          <text:p text:style-name="P32">Obesity among adults aged ≥18 years</text:p>
        </text:list-item>
        <text:list-item>
          <text:p text:style-name="P32">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1357029425" text:style-name="L5">
        <text:list-item>
          <text:p text:style-name="P33">Arthritis among adults aged ≥18 years</text:p>
        </text:list-item>
        <text:list-item>
          <text:p text:style-name="P33">Current asthma among adults aged ≥18 years</text:p>
        </text:list-item>
        <text:list-item>
          <text:p text:style-name="P33">High blood pressure among adults aged ≥18 years</text:p>
        </text:list-item>
        <text:list-item>
          <text:p text:style-name="P33">Cancer (excluding skin cancer) among adults aged ≥18 years</text:p>
        </text:list-item>
        <text:list-item>
          <text:p text:style-name="P33">High cholesterol among adults aged ≥18 years who have been screened in the past 5 years</text:p>
        </text:list-item>
        <text:list-item>
          <text:p text:style-name="P33">Chronic kidney disease among adults aged ≥18 years</text:p>
        </text:list-item>
        <text:list-item>
          <text:p text:style-name="P33">Chronic obstructive pulmonary disease among adults aged ≥18 years</text:p>
        </text:list-item>
        <text:list-item>
          <text:p text:style-name="P33">Coronary heart disease among adults aged ≥18 years</text:p>
        </text:list-item>
        <text:list-item>
          <text:p text:style-name="P33">Diagnosed diabetes among adults aged ≥18 years</text:p>
        </text:list-item>
        <text:list-item>
          <text:p text:style-name="P33">Mental health not good for ≥14 days among adults aged ≥18 years</text:p>
        </text:list-item>
        <text:list-item>
          <text:p text:style-name="P33">Physical health not good for ≥14 days among adults aged ≥18 years</text:p>
        </text:list-item>
        <text:list-item>
          <text:p text:style-name="P33">All teeth lost among adults aged ≥65 years</text:p>
        </text:list-item>
        <text:list-item>
          <text:p text:style-name="P33">Stroke among adults aged ≥18 years</text:p>
        </text:list-item>
      </text:list>
      <text:h text:style-name="P24" text:outline-level="3"><text:bookmark-start text:name="__RefHeading___Toc517_3059173884"/>Prevention<text:bookmark-end text:name="__RefHeading___Toc517_3059173884"/></text:h>
      <text:list xml:id="list3044901581" text:style-name="L6">
        <text:list-item>
          <text:p text:style-name="P34">Current lack of health insurance among adults aged 18-64 years</text:p>
        </text:list-item>
        <text:list-item>
          <text:p text:style-name="P34">Visits to doctor for routine checkup within the past year among adults aged ≥18 years</text:p>
        </text:list-item>
        <text:list-item>
          <text:p text:style-name="P34">Visits to dentist or dental clinic among adults aged ≥18 years</text:p>
        </text:list-item>
        <text:list-item>
          <text:p text:style-name="P34">Taking medicine for high blood pressure control among adults aged ≥18 years with high blood pressure</text:p>
        </text:list-item>
        <text:list-item>
          <text:p text:style-name="P34">Cholesterol screening among adults aged ≥18 years</text:p>
        </text:list-item>
        <text:list-item>
          <text:p text:style-name="P34">Mammography use among women aged 50-74 years</text:p>
        </text:list-item>
        <text:list-item>
          <text:p text:style-name="P34">Papanicolaou smear use among adult women aged 21-65 years</text:p>
        </text:list-item>
        <text:list-item>
          <text:p text:style-name="P34">Fecal occult blood test, sigmoidoscopy, or colonoscopy among adults aged 50-75 years</text:p>
        </text:list-item>
        <text:list-item>
          <text:p text:style-name="P34">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1">Measure Definitions are divided into the three Areas below. Each Area contains info on the 27 measures.</text:p>
      <text:list xml:id="list1088178343" text:style-name="L7">
        <text:list-item>
          <text:p text:style-name="P35"><text:soft-page-break/>Health Outcomes</text:p>
        </text:list-item>
        <text:list-item>
          <text:p text:style-name="P35">Prevention</text:p>
        </text:list-item>
        <text:list-item>
          <text:p text:style-name="P35">Unhealthy Behaviors</text:p>
        </text:list-item>
      </text:list>
      <text:h text:style-name="Heading_20_3" text:outline-level="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6</text:page-number> <text:span text:style-name="MT1">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8H21M59S</meta:editing-duration>
    <meta:editing-cycles>19</meta:editing-cycles>
    <meta:generator>LibreOffice/6.3.0.4$MacOSX_X86_64 LibreOffice_project/057fc023c990d676a43019934386b85b21a9ee99</meta:generator>
    <meta:initial-creator>Landry Butler</meta:initial-creator>
    <dc:date>2020-06-21T13:10:04.466279544</dc:date>
    <dc:creator>Landry Butler</dc:creator>
    <meta:printed-by>Landry Butler</meta:printed-by>
    <meta:print-date>2020-06-12T14:56:22.794009122</meta:print-date>
    <meta:document-statistic meta:table-count="0" meta:image-count="0" meta:object-count="0" meta:page-count="6" meta:paragraph-count="106" meta:word-count="1240" meta:character-count="7722" meta:non-whitespace-character-count="6627"/>
    <meta:template xlink:type="simple" xlink:actuate="onRequest" xlink:title="Default Template" xlink:href="../../../../Library/Application%20Support/LibreOffice/4/user/template/Default%20Template.ott" meta:date="2020-06-08T12:18:55.321166796"/>
  </office:meta>
</office:document-meta>
</file>